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3.9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36.002cm" svg:height="14.62cm" svg:x="3.523cm" svg:y="29.56cm">
            <draw:object draw:notify-on-update-of-ranges="Feuille1.B1:Feuille1.B1 Feuille1.B2:Feuille1.B91 Feuille1.C1:Feuille1.C1 Feuille1.C2:Feuille1.C9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date</text:p>
          </table:table-cell>
          <table:table-cell office:value-type="string">
            <text:p>count</text:p>
          </table:table-cell>
        </table:table-row>
        <table:table-row table:style-name="ro2">
          <table:table-cell/>
          <table:table-cell table:style-name="ce1" office:value-type="string">
            <text:p>2004-01-14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4-02-17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4-03-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4-04-28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4-05-2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4-07-2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04-10-26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04-11-24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04-12-1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5-01-18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05-03-22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05-04-2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5-05-17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5-06-27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05-07-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string">
            <text:p>2005-09-14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05-10-2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5-11-1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5-12-13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7-01-17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7-01-30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1" office:value-type="string">
            <text:p>2007-02-20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07-03-28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7-04-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7-05-23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7-06-2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7-07-18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07-09-11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07-10-1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07-11-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07-12-19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0-01-19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0-02-16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0-03-23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0-04-2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0-05-18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0-06-22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1" office:value-type="string">
            <text:p>2010-07-2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0-09-21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0-10-19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0-11-16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string">
            <text:p>2010-12-22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1-01-18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1-02-1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1-03-23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1-04-19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1-05-24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11-06-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1-07-0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1-09-13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1-10-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1-11-08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1-12-06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2-01-17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2-02-1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2-03-27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2-04-2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2-05-22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2-06-2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2-07-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2-09-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2-10-09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2-11-1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2-12-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3-01-22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3-02-2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3-03-26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3-04-17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3-05-22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3-06-18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3-07-02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3-09-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style-name="ce1" office:value-type="string">
            <text:p>2013-10-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style-name="ce1" office:value-type="string">
            <text:p>2013-11-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string">
            <text:p>2013-12-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2014-01-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 office:value-type="string">
            <text:p>2014-02-2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4-04-22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14-05-13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14-06-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1" office:value-type="string">
            <text:p>2014-07-08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1" office:value-type="string">
            <text:p>2014-09-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14-11-04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14-12-16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15-01-20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1" office:value-type="string">
            <text:p>2015-02-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5-03-31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1" office:value-type="string">
            <text:p>2015-05-19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1" office:value-type="string">
            <text:p>2015-07-07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2015-09-15</text:p>
          </table:table-cell>
          <table:table-cell office:value-type="float" office:value="16">
            <text:p>16</text:p>
          </table:table-cell>
        </table:table-row>
        <table:table-row table:style-name="ro2" table:number-rows-repeated="104848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us 2004" table:style-name="ta1">
        <table:shapes>
          <draw:frame draw:z-index="0" draw:style-name="gr1" svg:width="15.997cm" svg:height="16.125cm" svg:x="5.093cm" svg:y="0.106cm">
            <draw:object draw:notify-on-update-of-ranges="'Elus 2004'.B1:'Elus 2004'.B20 'Elus 2004'.C1:'Elus 2004'.C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Georges Lecleve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string">
            <text:p>Jacques Chevalier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Jean-Paul Leray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Jacques Jaunat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Pierre Voyau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Gérard Guilbaud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Bernard Pennetier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string">
            <text:p>Jean Rondeau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Jean-Marie Gatard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Louis-Marie Droneau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Michel Gravouil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Alain Guilbaud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string">
            <text:p>Gérard Bigot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Karine Mosnier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Marie-Jo Batard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Régine Cormier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Sonia Bailly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Mithé Gouy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Marie-Josèphe Batard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Myriam Chauvin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5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us 2008" table:style-name="ta1">
        <table:shapes>
          <draw:frame draw:z-index="0" draw:style-name="gr1" svg:width="15.992cm" svg:height="16.417cm" svg:x="5.34cm" svg:y="0.106cm">
            <draw:object draw:notify-on-update-of-ranges="'Elus 2008'.B1:'Elus 2008'.B17 'Elus 2008'.C1:'Elus 2008'.C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Jean-Paul Leray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Jean-Pierre Grandjouan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Annie Bardoul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string">
            <text:p>Jacques Chevalier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Bernard Chazelas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Jean-Marie Gatard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Georges Lecleve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Philippe Briand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Paul Pipaud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Michel Gravouil</text:p>
          </table:table-cell>
          <table:table-cell office:value-type="float" office:value="38">
            <text:p>38</text:p>
          </table:table-cell>
        </table:table-row>
        <table:table-row table:style-name="ro2">
          <table:table-cell/>
          <table:table-cell office:value-type="string">
            <text:p>Régine Cormier</text:p>
          </table:table-cell>
          <table:table-cell office:value-type="float" office:value="38">
            <text:p>38</text:p>
          </table:table-cell>
        </table:table-row>
        <table:table-row table:style-name="ro2">
          <table:table-cell/>
          <table:table-cell office:value-type="string">
            <text:p>Nicolas Boucher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Alice Biczysko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Eric Lombrey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Michèle Francheteau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Lionel Lescurat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arie-Josèphe Batard</text:p>
          </table:table-cell>
          <table:table-cell office:value-type="float" office:value="12">
            <text:p>12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us 2012" table:style-name="ta1">
        <table:shapes>
          <draw:frame draw:z-index="0" draw:style-name="gr1" svg:width="15.992cm" svg:height="16.647cm" svg:x="5.367cm" svg:y="0.11cm">
            <draw:object draw:notify-on-update-of-ranges="'Elus 2012'.B1:'Elus 2012'.B21 'Elus 2012'.C1:'Elus 2012'.C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Anne Bruneteau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Georges Lecleve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Gérard Chauvet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string">
            <text:p>Jacques Chevalier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Jean-Marc Voyau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Philippe Briand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Romain Rungoat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string">
            <text:p>Christelle Guignon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Dominique Muslewski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Sylviane Gibet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Virginie Porcher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Karine Fouquet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Michel Gravouil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string">
            <text:p>Marie-Laure David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Nicolas Boucher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abrina Pennetier-Bigot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nthony Latouche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Tatiana Berthelot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hierry Favreau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Valérie Leblond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Régine Cormier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'Elus 2004'.A1:'Elus 2004'.B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Elus 2008'.B1:'Elus 2008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Elus 2012'.B1:'Elus 2012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26T18:51:44</dc:date>
    <dc:creator>boogheta </dc:creator>
    <meta:editing-duration>P0D</meta:editing-duration>
    <meta:editing-cycles>1</meta:editing-cycles>
    <meta:document-statistic meta:table-count="4" meta:cell-count="2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003cm" svg:height="14.621cm" xlink:href=".." xlink:type="simple" chart:class="chart:line" chart:style-name="ch1">
        <chart:plot-area chart:style-name="ch2" table:cell-range-address="Feuille1.B1:Feuille1.C91" chart:data-source-has-labels="both" svg:x="1.17cm" svg:y="1.303cm" svg:width="33.393cm" svg:height="12.606cm">
          <chartooo:coordinate-region svg:x="2.509cm" svg:y="1.502cm" svg:width="32.054cm" svg:height="10.679cm"/>
          <chart:axis chart:dimension="x" chart:name="primary-x" chart:style-name="ch3" chartooo:axis-type="auto">
            <chartooo:date-scale/>
            <chart:categories table:cell-range-address="Feuille1.B2:Feui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91" chart:label-cell-address="Feuille1.C1:Feuille1.C1" chart:class="chart:line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4-01-14</text:p>
                <draw:g>
                  <svg:desc>Feuille1.B2:Feuille1.B91</svg:desc>
                </draw:g>
              </table:table-cell>
              <table:table-cell office:value-type="float" office:value="16">
                <text:p>16</text:p>
                <draw:g>
                  <svg:desc>Feuille1.C2:Feuille1.C91</svg:desc>
                </draw:g>
              </table:table-cell>
            </table:table-row>
            <table:table-row>
              <table:table-cell office:value-type="string">
                <text:p>2004-02-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4-03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4-04-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4-05-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4-07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4-10-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4-11-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4-12-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5-01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5-03-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5-04-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5-05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-06-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5-07-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5-09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5-10-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-11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5-12-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7-01-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7-01-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-02-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7-03-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7-04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7-05-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7-06-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7-07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7-09-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7-10-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7-11-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7-12-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0-01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0-02-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3-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4-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0-05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06-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07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0-09-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0-10-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11-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0-12-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-01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1-02-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03-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1-04-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1-05-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1-06-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-07-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09-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-10-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11-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1-12-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1-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02-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3-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2-04-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06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07-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10-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11-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12-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-01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-02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-03-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-04-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05-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06-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07-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-09-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10-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-12-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4-02-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-05-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-06-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07-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09-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4-11-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-12-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5-01-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02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5-07-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9-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6.126cm" xlink:href=".." xlink:type="simple" chart:class="chart:bar" chart:style-name="ch1">
        <chart:plot-area chart:style-name="ch2" table:cell-range-address="'Elus 2004'.B1:'Elus 2004'.C20" chart:data-source-has-labels="column" svg:x="0.769cm" svg:y="1.423cm" svg:width="14.591cm" svg:height="13.961cm">
          <chartooo:coordinate-region svg:x="4.38cm" svg:y="1.423cm" svg:width="10.793cm" svg:height="13.314cm"/>
          <chart:axis chart:dimension="x" chart:name="primary-x" chart:style-name="ch3" chartooo:axis-type="auto">
            <chartooo:date-scale/>
            <chart:categories table:cell-range-address="'Elus 2004'.B1:'Elus 2004'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us 2004'.C1:'Elus 2004'.C20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Georges Lecleve</text:p>
                <draw:g>
                  <svg:desc>'Elus 2004'.B1:'Elus 2004'.B20</svg:desc>
                </draw:g>
              </table:table-cell>
              <table:table-cell office:value-type="float" office:value="31">
                <text:p>31</text:p>
                <draw:g>
                  <svg:desc>'Elus 2004'.C1:'Elus 2004'.C20</svg:desc>
                </draw:g>
              </table:table-cell>
            </table:table-row>
            <table:table-row>
              <table:table-cell office:value-type="string">
                <text:p>Jacques Chevalier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Jean-Paul Leray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Jacques Jaunatr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ierre Voya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érard Guilbaud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Bernard Pennetier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ean Rondea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ean-Marie Gatard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ouis-Marie Droneau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ichel Gravouil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lain Guilbaud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Gérard Bigo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Karine Mosnie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ie-Jo Batar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égine Cormie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onia Baill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ithé Gou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rie-Josèphe Batar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yriam Chauvi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16.418cm" xlink:href=".." xlink:type="simple" chart:class="chart:bar" chart:style-name="ch1">
        <chart:plot-area chart:style-name="ch2" table:cell-range-address="'Elus 2008'.B1:'Elus 2008'.C17" chart:data-source-has-labels="column" svg:x="0.769cm" svg:y="1.447cm" svg:width="14.586cm" svg:height="14.223cm">
          <chartooo:coordinate-region svg:x="4.618cm" svg:y="1.447cm" svg:width="10.55cm" svg:height="13.576cm"/>
          <chart:axis chart:dimension="x" chart:name="primary-x" chart:style-name="ch3" chartooo:axis-type="auto">
            <chartooo:date-scale/>
            <chart:categories table:cell-range-address="'Elus 2008'.B1:'Elus 2008'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us 2008'.C1:'Elus 2008'.C17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Jean-Paul Leray</text:p>
                <draw:g>
                  <svg:desc>'Elus 2008'.B1:'Elus 2008'.B17</svg:desc>
                </draw:g>
              </table:table-cell>
              <table:table-cell office:value-type="float" office:value="46">
                <text:p>46</text:p>
                <draw:g>
                  <svg:desc>'Elus 2008'.C1:'Elus 2008'.C17</svg:desc>
                </draw:g>
              </table:table-cell>
            </table:table-row>
            <table:table-row>
              <table:table-cell office:value-type="string">
                <text:p>Jean-Pierre Grandjou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nnie Bardoul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Jacques Chevalie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ernard Chazela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Jean-Marie Gatar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Georges Leclev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hilippe Briand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aul Pipaud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ichel Gravouil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égine Cormier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Nicolas Boucher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lice Biczysko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ric Lombrey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chèle Francheteau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onel Lescur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ie-Josèphe Batard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16.648cm" xlink:href=".." xlink:type="simple" chart:class="chart:bar" chart:style-name="ch1">
        <chart:plot-area chart:style-name="ch2" table:cell-range-address="'Elus 2012'.B1:'Elus 2012'.C21" chart:data-source-has-labels="column" svg:x="0.769cm" svg:y="1.463cm" svg:width="14.586cm" svg:height="14.433cm">
          <chartooo:coordinate-region svg:x="4.645cm" svg:y="1.463cm" svg:width="10.523cm" svg:height="13.786cm"/>
          <chart:axis chart:dimension="x" chart:name="primary-x" chart:style-name="ch3" chartooo:axis-type="auto">
            <chartooo:date-scale/>
            <chart:categories table:cell-range-address="'Elus 2012'.B1:'Elus 2012'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us 2012'.C1:'Elus 2012'.C21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Anne Bruneteau</text:p>
                <draw:g>
                  <svg:desc>'Elus 2012'.B1:'Elus 2012'.B21</svg:desc>
                </draw:g>
              </table:table-cell>
              <table:table-cell office:value-type="float" office:value="13">
                <text:p>13</text:p>
                <draw:g>
                  <svg:desc>'Elus 2012'.C1:'Elus 2012'.C21</svg:desc>
                </draw:g>
              </table:table-cell>
            </table:table-row>
            <table:table-row>
              <table:table-cell office:value-type="string">
                <text:p>Georges Leclev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érard Chauve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acques Chevalie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ean-Marc Voyau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hilippe Briand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main Rungoa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hristelle Guign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ominique Muslewski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ylviane Gibe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irginie Porch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arine Fouquet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ichel Gravoui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ie-Laure Davi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s Bouch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brina Pennetier-Bigo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thony Latouch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atiana Berthelo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ierry Favrea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alérie Leblo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égine Cormi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